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8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9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20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21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22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24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P25" style:family="paragraph" style:parent-style-name="Preformatted_20_Text">
      <style:text-properties fo:font-size="9pt" officeooo:rsid="011b4679" officeooo:paragraph-rsid="011b4679" style:font-size-asian="9pt" style:font-size-complex="9pt"/>
    </style:style>
    <style:style style:name="P26" style:family="paragraph" style:parent-style-name="Preformatted_20_Text">
      <style:text-properties fo:font-size="9pt" officeooo:rsid="011b4679" officeooo:paragraph-rsid="011d3d5c" style:font-size-asian="9pt" style:font-size-complex="9pt"/>
    </style:style>
    <style:style style:name="P27" style:family="paragraph" style:parent-style-name="Preformatted_20_Text">
      <style:text-properties fo:font-size="9pt" officeooo:rsid="011b4679" officeooo:paragraph-rsid="011dcf0d" style:font-size-asian="9pt" style:font-size-complex="9pt"/>
    </style:style>
    <style:style style:name="P28" style:family="paragraph" style:parent-style-name="Preformatted_20_Text">
      <style:text-properties fo:font-size="9pt" officeooo:rsid="011be00b" officeooo:paragraph-rsid="011be00b" style:font-size-asian="9pt" style:font-size-complex="9pt"/>
    </style:style>
    <style:style style:name="P29" style:family="paragraph" style:parent-style-name="Preformatted_20_Text">
      <style:text-properties fo:font-size="9pt" officeooo:rsid="011be00b" officeooo:paragraph-rsid="011d3d5c" style:font-size-asian="9pt" style:font-size-complex="9pt"/>
    </style:style>
    <style:style style:name="P30" style:family="paragraph" style:parent-style-name="Preformatted_20_Text">
      <style:text-properties fo:font-size="9pt" officeooo:rsid="011dcf0d" officeooo:paragraph-rsid="011dcf0d" style:font-size-asian="9pt" style:font-size-complex="9pt"/>
    </style:style>
    <style:style style:name="P31" style:family="paragraph" style:parent-style-name="Preformatted_20_Text">
      <style:paragraph-properties fo:break-before="page"/>
      <style:text-properties fo:font-size="9pt" officeooo:rsid="011dcf0d" officeooo:paragraph-rsid="011dcf0d" style:font-size-asian="9pt" style:font-size-complex="9pt"/>
    </style:style>
    <style:style style:name="P32" style:family="paragraph" style:parent-style-name="Preformatted_20_Text">
      <style:text-properties fo:font-size="9pt" officeooo:rsid="011dcf0d" officeooo:paragraph-rsid="011b4679" style:font-size-asian="9pt" style:font-size-complex="9pt"/>
    </style:style>
    <style:style style:name="P33" style:family="paragraph" style:parent-style-name="Preformatted_20_Text">
      <style:text-properties fo:font-size="9pt" officeooo:rsid="01208c28" officeooo:paragraph-rsid="01208c28" style:font-size-asian="9pt" style:font-size-complex="9pt"/>
    </style:style>
    <style:style style:name="P34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35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36" style:family="paragraph" style:parent-style-name="Preformatted_20_Text">
      <style:text-properties fo:font-size="9pt" officeooo:rsid="012450b9" officeooo:paragraph-rsid="012450b9" style:font-size-asian="9pt" style:font-size-complex="9pt"/>
    </style:style>
    <style:style style:name="P37" style:family="paragraph" style:parent-style-name="Preformatted_20_Text">
      <style:text-properties fo:font-size="9pt" officeooo:rsid="01261422" officeooo:paragraph-rsid="01261422" style:font-size-asian="9pt" style:font-size-complex="9pt"/>
    </style:style>
    <style:style style:name="P38" style:family="paragraph" style:parent-style-name="Preformatted_20_Text">
      <style:text-properties fo:font-size="9pt" officeooo:rsid="0128b863" officeooo:paragraph-rsid="0128b863" style:font-size-asian="9pt" style:font-size-complex="9pt"/>
    </style:style>
    <style:style style:name="P39" style:family="paragraph" style:parent-style-name="Preformatted_20_Text">
      <style:text-properties fo:font-size="9pt" officeooo:rsid="012c403b" officeooo:paragraph-rsid="012c403b" style:font-size-asian="9pt" style:font-size-complex="9pt"/>
    </style:style>
    <style:style style:name="P40" style:family="paragraph" style:parent-style-name="Preformatted_20_Text">
      <style:text-properties fo:font-size="9pt" officeooo:rsid="012cea4c" officeooo:paragraph-rsid="012cea4c" style:font-size-asian="9pt" style:font-size-complex="9pt"/>
    </style:style>
    <style:style style:name="P41" style:family="paragraph" style:parent-style-name="Preformatted_20_Text">
      <style:text-properties fo:font-size="9pt" officeooo:rsid="012d4741" officeooo:paragraph-rsid="012d4741" style:font-size-asian="9pt" style:font-size-complex="9pt"/>
    </style:style>
    <style:style style:name="P42" style:family="paragraph" style:parent-style-name="Preformatted_20_Text">
      <style:text-properties fo:font-size="9pt" officeooo:rsid="012f0cf4" officeooo:paragraph-rsid="012f0cf4" style:font-size-asian="9pt" style:font-size-complex="9pt"/>
    </style:style>
    <style:style style:name="P43" style:family="paragraph" style:parent-style-name="Preformatted_20_Text">
      <style:text-properties fo:font-size="9pt" officeooo:rsid="012f147f" officeooo:paragraph-rsid="012f147f" style:font-size-asian="9pt" style:font-size-complex="9pt"/>
    </style:style>
    <style:style style:name="P44" style:family="paragraph" style:parent-style-name="Preformatted_20_Text">
      <style:text-properties fo:font-size="9pt" officeooo:rsid="0131d4da" officeooo:paragraph-rsid="0131d4da" style:font-size-asian="9pt" style:font-size-complex="9pt"/>
    </style:style>
    <style:style style:name="P45" style:family="paragraph" style:parent-style-name="Preformatted_20_Text">
      <style:text-properties fo:font-size="9pt" officeooo:rsid="0131ee92" officeooo:paragraph-rsid="0131ee92" fo:background-color="#ffff00" style:font-size-asian="9pt" style:font-size-complex="9pt"/>
    </style:style>
    <style:style style:name="P46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47" style:family="paragraph" style:parent-style-name="Preformatted_20_Text">
      <style:text-properties fo:font-size="9pt" officeooo:rsid="013580cd" officeooo:paragraph-rsid="013580cd" fo:background-color="#ffff00" style:font-size-asian="9pt" style:font-size-complex="9pt"/>
    </style:style>
    <style:style style:name="P48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49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50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51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52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53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54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122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124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125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127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128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29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30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31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32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33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34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35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36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37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38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39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40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41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42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43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44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45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46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47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48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49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50" style:family="paragraph" style:parent-style-name="Preformatted_20_Text">
      <style:text-properties style:text-line-through-style="solid" style:text-line-through-type="single" fo:font-size="9pt" officeooo:rsid="00fbe59c" officeooo:paragraph-rsid="00fbe59c" style:font-size-asian="9pt" style:font-size-complex="9pt"/>
    </style:style>
    <style:style style:name="P151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152" style:family="paragraph" style:parent-style-name="Preformatted_20_Text">
      <style:text-properties fo:font-size="9pt" officeooo:rsid="013d7212" officeooo:paragraph-rsid="013d7212" style:font-size-asian="9pt" style:font-size-complex="9pt"/>
    </style:style>
    <style:style style:name="P153" style:family="paragraph" style:parent-style-name="Preformatted_20_Text">
      <style:text-properties fo:font-size="9pt" officeooo:rsid="01404e1a" officeooo:paragraph-rsid="01404e1a" style:font-size-asian="9pt" style:font-size-complex="9pt"/>
    </style:style>
    <style:style style:name="P154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155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156" style:family="paragraph" style:parent-style-name="Preformatted_20_Text">
      <style:text-properties fo:font-size="9pt" officeooo:rsid="01497f2a" officeooo:paragraph-rsid="01497f2a" style:font-size-asian="9pt" style:font-size-complex="9pt"/>
    </style:style>
    <style:style style:name="P157" style:family="paragraph" style:parent-style-name="Preformatted_20_Text">
      <style:text-properties fo:font-size="9pt" officeooo:rsid="0149a74d" officeooo:paragraph-rsid="0149a74d" style:font-size-asian="9pt" style:font-size-complex="9pt"/>
    </style:style>
    <style:style style:name="P158" style:family="paragraph" style:parent-style-name="Preformatted_20_Text">
      <style:text-properties fo:font-size="9pt" officeooo:rsid="014b2581" officeooo:paragraph-rsid="014b2581" style:font-size-asian="9pt" style:font-size-complex="9pt"/>
    </style:style>
    <style:style style:name="P159" style:family="paragraph" style:parent-style-name="Preformatted_20_Text">
      <style:text-properties fo:font-size="9pt" officeooo:rsid="014cdd60" officeooo:paragraph-rsid="014cdd60" style:font-size-asian="9pt" style:font-size-complex="9pt"/>
    </style:style>
    <style:style style:name="P160" style:family="paragraph" style:parent-style-name="Preformatted_20_Text">
      <style:text-properties fo:font-size="9pt" officeooo:rsid="01387bc0" officeooo:paragraph-rsid="013f604f" fo:background-color="#ffff00" style:font-size-asian="9pt" style:font-size-complex="9pt"/>
    </style:style>
    <style:style style:name="P161" style:family="paragraph" style:parent-style-name="Preformatted_20_Text">
      <style:text-properties fo:font-size="9pt" officeooo:rsid="013f604f" officeooo:paragraph-rsid="013f604f" fo:background-color="#ffff00" style:font-size-asian="9pt" style:font-size-complex="9pt"/>
    </style:style>
    <style:style style:name="P162" style:family="paragraph" style:parent-style-name="Preformatted_20_Text">
      <style:text-properties fo:font-size="9pt" officeooo:rsid="013580cd" officeooo:paragraph-rsid="013580cd" fo:background-color="#ffff00" style:font-size-asian="9pt" style:font-size-complex="9pt"/>
    </style:style>
    <style:style style:name="P163" style:family="paragraph" style:parent-style-name="Preformatted_20_Text">
      <style:text-properties fo:font-size="9pt" officeooo:rsid="0147952e" officeooo:paragraph-rsid="0147952e" fo:background-color="#ffff00" style:font-size-asian="9pt" style:font-size-complex="9pt"/>
    </style:style>
    <style:style style:name="P164" style:family="paragraph" style:parent-style-name="Preformatted_20_Text">
      <style:text-properties fo:font-size="9pt" officeooo:rsid="01482a36" officeooo:paragraph-rsid="01482a36" fo:background-color="#ffff00" style:font-size-asian="9pt" style:font-size-complex="9pt"/>
    </style:style>
    <style:style style:name="P165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166" style:family="paragraph" style:parent-style-name="Preformatted_20_Text">
      <style:text-properties fo:font-size="9pt" officeooo:rsid="014930c0" officeooo:paragraph-rsid="014930c0" fo:background-color="#ffff00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officeooo:rsid="00fbe59c"/>
    </style:style>
    <style:style style:name="T80" style:family="text">
      <style:text-properties officeooo:rsid="0100ed40"/>
    </style:style>
    <style:style style:name="T81" style:family="text">
      <style:text-properties officeooo:rsid="01035251"/>
    </style:style>
    <style:style style:name="T82" style:family="text">
      <style:text-properties officeooo:rsid="0108417b"/>
    </style:style>
    <style:style style:name="T83" style:family="text">
      <style:text-properties officeooo:rsid="01084d6c"/>
    </style:style>
    <style:style style:name="T84" style:family="text">
      <style:text-properties officeooo:rsid="010a81af"/>
    </style:style>
    <style:style style:name="T85" style:family="text">
      <style:text-properties officeooo:rsid="01139442"/>
    </style:style>
    <style:style style:name="T86" style:family="text">
      <style:text-properties officeooo:rsid="01145a07"/>
    </style:style>
    <style:style style:name="T87" style:family="text">
      <style:text-properties officeooo:rsid="0116526c"/>
    </style:style>
    <style:style style:name="T88" style:family="text">
      <style:text-properties officeooo:rsid="0117331c"/>
    </style:style>
    <style:style style:name="T89" style:family="text">
      <style:text-properties officeooo:rsid="011b4679"/>
    </style:style>
    <style:style style:name="T90" style:family="text">
      <style:text-properties officeooo:rsid="011be00b"/>
    </style:style>
    <style:style style:name="T91" style:family="text">
      <style:text-properties officeooo:rsid="011d3d5c"/>
    </style:style>
    <style:style style:name="T92" style:family="text">
      <style:text-properties officeooo:rsid="01237b88"/>
    </style:style>
    <style:style style:name="T93" style:family="text">
      <style:text-properties officeooo:rsid="01280a37"/>
    </style:style>
    <style:style style:name="T94" style:family="text">
      <style:text-properties officeooo:rsid="012a582b"/>
    </style:style>
    <style:style style:name="T95" style:family="text">
      <style:text-properties officeooo:rsid="012f147f"/>
    </style:style>
    <style:style style:name="T96" style:family="text">
      <style:text-properties officeooo:rsid="01305d3f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131ee92" fo:background-color="#ffff00" loext:char-shading-value="0"/>
    </style:style>
    <style:style style:name="T99" style:family="text">
      <style:text-properties officeooo:rsid="013a6a1e" fo:background-color="#ffff00" loext:char-shading-value="0"/>
    </style:style>
    <style:style style:name="T100" style:family="text">
      <style:text-properties fo:background-color="#ffff00" loext:char-shading-value="0"/>
    </style:style>
    <style:style style:name="T101" style:family="text">
      <style:text-properties officeooo:rsid="0149a74d" fo:background-color="#ffff00" loext:char-shading-value="0"/>
    </style:style>
    <style:style style:name="T102" style:family="text">
      <style:text-properties officeooo:rsid="014b2581" fo:background-color="#ffff00" loext:char-shading-value="0"/>
    </style:style>
    <style:style style:name="T103" style:family="text">
      <style:text-properties officeooo:rsid="014cdd60" fo:background-color="#ffff00" loext:char-shading-value="0"/>
    </style:style>
    <style:style style:name="T104" style:family="text">
      <style:text-properties officeooo:rsid="014f2583" fo:background-color="#ffff00" loext:char-shading-value="0"/>
    </style:style>
    <style:style style:name="T105" style:family="text">
      <style:text-properties officeooo:rsid="014f6dfb" fo:background-color="#ffff00" loext:char-shading-value="0"/>
    </style:style>
    <style:style style:name="T106" style:family="text">
      <style:text-properties officeooo:rsid="01372614"/>
    </style:style>
    <style:style style:name="T107" style:family="text">
      <style:text-properties officeooo:rsid="01387bc0"/>
    </style:style>
    <style:style style:name="T108" style:family="text">
      <style:text-properties officeooo:rsid="013f604f"/>
    </style:style>
    <style:style style:name="T109" style:family="text">
      <style:text-properties officeooo:rsid="01404e1a"/>
    </style:style>
    <style:style style:name="T110" style:family="text">
      <style:text-properties officeooo:rsid="0141158c"/>
    </style:style>
    <style:style style:name="T111" style:family="text">
      <style:text-properties officeooo:rsid="01438701"/>
    </style:style>
    <style:style style:name="T112" style:family="text">
      <style:text-properties officeooo:rsid="01456e29"/>
    </style:style>
    <style:style style:name="T113" style:family="text">
      <style:text-properties officeooo:rsid="0147eba1"/>
    </style:style>
    <style:style style:name="T114" style:family="text">
      <style:text-properties officeooo:rsid="01482a36"/>
    </style:style>
    <style:style style:name="T115" style:family="text">
      <style:text-properties officeooo:rsid="014930c0"/>
    </style:style>
    <style:style style:name="T116" style:family="text">
      <style:text-properties fo:font-size="9pt" officeooo:rsid="014b2581" fo:background-color="#ffff00" loext:char-shading-value="0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50"><text:tab/>board<text:span text:style-name="T16">Tiles</text:span><text:span text:style-name="T20">{</text:span></text:p>
      <text:p text:style-name="P48"><text:span text:style-name="T20"><text:tab/><text:tab/>x: </text:span><text:span text:style-name="T24">[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53"><text:tab/><text:tab/>]</text:p>
      <text:p text:style-name="P54"><text:tab/>}</text:p>
      <text:p text:style-name="P100"><text:tab/>getTileFromCoordinate()</text:p>
      <text:p text:style-name="P10"/>
      <text:p text:style-name="P10"/>
      <text:p text:style-name="P105"><text:tab/>getPieceObjectFromString(string){</text:p>
      <text:p text:style-name="P105"><text:tab/><text:tab/>FOR EACH piece (piece) {</text:p>
      <text:p text:style-name="P105"><text:tab/><text:tab/><text:tab/>if piece.name equals string</text:p>
      <text:p text:style-name="P105"><text:tab/><text:tab/><text:tab/>return piece</text:p>
      <text:p text:style-name="P105"><text:tab/><text:tab/>}</text:p>
      <text:p text:style-name="P105"><text:tab/>}</text:p>
      <text:p text:style-name="P106"><text:tab/>availableTiles{</text:p>
      <text:p text:style-name="P106"><text:tab/><text:tab/>move[]</text:p>
      <text:p text:style-name="P106"><text:tab/><text:tab/>attack[]</text:p>
      <text:p text:style-name="P106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55"><text:tab/>tileFactory(<text:span text:style-name="T5">xCoordinate, yCoordinate, color</text:span>)<text:span text:style-name="T5">{</text:span></text:p>
      <text:p text:style-name="P56"><text:tab/><text:tab/>LET coordinates <text:span text:style-name="T69">{</text:span></text:p>
      <text:p text:style-name="P57"><text:tab/><text:tab/><text:tab/>x:<text:span text:style-name="T70"> xCoordinate</text:span></text:p>
      <text:p text:style-name="P57"><text:tab/><text:tab/><text:tab/>y:<text:span text:style-name="T70"> yCoordinate</text:span></text:p>
      <text:p text:style-name="P57"><text:tab/><text:tab/>}</text:p>
      <text:p text:style-name="P56"><text:tab/><text:tab/>LET color = color</text:p>
      <text:p text:style-name="P56"><text:tab/><text:tab/>LET content = ""</text:p>
      <text:p text:style-name="P56"><text:tab/><text:tab/>LET <text:span text:style-name="T53">available</text:span> = false</text:p>
      <text:p text:style-name="P56"><text:tab/><text:tab/>RETURN the object with the current variables as properties</text:p>
      <text:p text:style-name="P56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58"><text:tab/>LET color = "white"</text:p>
      <text:p text:style-name="P58"><text:tab/>LET x = <text:span text:style-name="T32">0</text:span></text:p>
      <text:p text:style-name="P58"><text:tab/>LET y = <text:span text:style-name="T32">0</text:span></text:p>
      <text:p text:style-name="P58"><text:tab/>DO loop{</text:p>
      <text:p text:style-name="P58"><text:tab/><text:tab/>CREATE <text:span text:style-name="T7">tile object</text:span> through tileFactory(xCoordinate, Ycoordinate, color)</text:p>
      <text:p text:style-name="P59"><text:tab/><text:tab/>ADD eventlistener to tile<text:span text:style-name="T17"> (click, checkTileAction(tile)</text:span></text:p>
      <text:p text:style-name="P59"/>
      <text:p text:style-name="P61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60"/>
      <text:p text:style-name="P58"><text:tab/><text:tab/>IF xCoordinate &lt; <text:span text:style-name="T26">7</text:span></text:p>
      <text:p text:style-name="P58"><text:soft-page-break/><text:tab/><text:tab/><text:tab/>INCREMENT xCoordinate</text:p>
      <text:p text:style-name="P58"><text:tab/><text:tab/>ELSE IF yCoordinate &lt; <text:span text:style-name="T26">7</text:span></text:p>
      <text:p text:style-name="P58"><text:tab/><text:tab/><text:tab/>INCREMENT yCoordinate</text:p>
      <text:p text:style-name="P58"><text:tab/><text:tab/><text:tab/>xCoordinate = 1</text:p>
      <text:p text:style-name="P58"><text:tab/><text:tab/>ELSE</text:p>
      <text:p text:style-name="P58"><text:tab/><text:tab/><text:tab/>BREAK do loop</text:p>
      <text:p text:style-name="P62"/>
      <text:p text:style-name="P58"><text:tab/>}</text:p>
      <text:p text:style-name="P9"/>
      <text:p text:style-name="P99"><text:tab/>update()<text:span text:style-name="T50">{</text:span></text:p>
      <text:p text:style-name="P101"><text:tab/><text:tab/>boardcontainer content is empty</text:p>
      <text:p text:style-name="P102"><text:tab/><text:tab/>let currentTile = this.boardTiles.x[0].y[0]</text:p>
      <text:p text:style-name="P102"><text:tab/><text:tab/>FOR (i = 0; i &gt;= 63 ; i++){</text:p>
      <text:p text:style-name="P103"><text:tab/><text:tab/><text:tab/>boardContainer APPEND currentTile</text:p>
      <text:p text:style-name="P104"><text:tab/><text:tab/><text:tab/>currentTile = <text:span text:style-name="T52">getNextTile(currentTile)</text:span></text:p>
      <text:p text:style-name="P102"><text:tab/><text:tab/>}</text:p>
      <text:p text:style-name="P102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51"><text:span text:style-name="T2">p</text:span>ieces {</text:p>
      <text:p text:style-name="P51"><text:tab/>constructor(<text:span text:style-name="T9">name, movement, player</text:span>)<text:span text:style-name="T10"> {</text:span></text:p>
      <text:p text:style-name="P63"><text:tab/><text:tab/>name = name</text:p>
      <text:p text:style-name="P63"><text:tab/><text:tab/>movement = movement</text:p>
      <text:p text:style-name="P64"><text:tab/><text:tab/>player = player</text:p>
      <text:p text:style-name="P63"><text:tab/><text:tab/>picture = picture</text:p>
      <text:p text:style-name="P65"><text:tab/><text:tab/><text:span text:style-name="T5">RETURN the object with the current variables as properties</text:span></text:p>
      <text:p text:style-name="P65"><text:tab/>}</text:p>
      <text:p text:style-name="P52"><text:tab/><text:span text:style-name="T1">list</text:span><text:span text:style-name="T18">[</text:span></text:p>
      <text:p text:style-name="P66"><text:tab/><text:tab/>name: ""</text:p>
      <text:p text:style-name="P66"><text:tab/><text:tab/>movement: {</text:p>
      <text:p text:style-name="P66"><text:tab/><text:tab/><text:tab/>direction: other</text:p>
      <text:p text:style-name="P66"><text:tab/><text:tab/><text:tab/>x: </text:p>
      <text:p text:style-name="P66"><text:tab/><text:tab/><text:tab/>y: </text:p>
      <text:p text:style-name="P66"><text:tab/><text:tab/><text:tab/>jump: <text:span text:style-name="T12">BOOLEAN</text:span></text:p>
      <text:p text:style-name="P66"><text:tab/><text:tab/><text:tab/>attack{</text:p>
      <text:p text:style-name="P66"><text:tab/><text:tab/><text:tab/><text:span text:style-name="T12"><text:tab/></text:span>x: </text:p>
      <text:p text:style-name="P66"><text:tab/><text:tab/><text:tab/><text:span text:style-name="T12"><text:tab/></text:span>y:<text:span text:style-name="T12"> </text:span></text:p>
      <text:p text:style-name="P66"><text:tab/><text:tab/><text:tab/>}</text:p>
      <text:p text:style-name="P67"><text:tab/><text:tab/>player: "white" or "black"</text:p>
      <text:p text:style-name="P68"><text:tab/><text:tab/>image: image url<text:span text:style-name="T13"> (svg?)</text:span></text:p>
      <text:p text:style-name="P66"><text:tab/><text:tab/><text:span text:style-name="T18">]</text:span></text:p>
      <text:p text:style-name="P52"><text:span text:style-name="T11"><text:tab/></text:span><text:span text:style-name="T1">}</text:span></text:p>
      <text:p text:style-name="P2"/>
      <text:p text:style-name="P69"><text:span text:style-name="T4"><text:tab/></text:span>placement{</text:p>
      <text:p text:style-name="P70"><text:tab/><text:tab/>white<text:span text:style-name="T15">: </text:span><text:span text:style-name="T41">[</text:span></text:p>
      <text:p text:style-name="P71"><text:tab/><text:tab/><text:tab/>16 <text:span text:style-name="T29">array entries</text:span> with names</text:p>
      <text:p text:style-name="P72"><text:tab/><text:tab/><text:tab/>"rook"<text:span text:style-name="T42">,</text:span></text:p>
      <text:p text:style-name="P72"><text:tab/><text:tab/><text:tab/>"knight"<text:span text:style-name="T42">,</text:span></text:p>
      <text:p text:style-name="P72"><text:tab/><text:tab/><text:tab/>"bishop"<text:span text:style-name="T42">,</text:span></text:p>
      <text:p text:style-name="P72"><text:tab/><text:tab/><text:tab/>"queen"<text:span text:style-name="T42">,</text:span></text:p>
      <text:p text:style-name="P72"><text:tab/><text:tab/><text:tab/>"king"<text:span text:style-name="T42">,</text:span></text:p>
      <text:p text:style-name="P72"><text:tab/><text:tab/><text:tab/><text:span text:style-name="T42">"bishop",</text:span></text:p>
      <text:p text:style-name="P73"><text:tab/><text:tab/><text:tab/>"knight",</text:p>
      <text:p text:style-name="P73"><text:tab/><text:tab/><text:tab/>"rook",</text:p>
      <text:p text:style-name="P73"/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1"><text:tab/><text:tab/><text:span text:style-name="T41">]</text:span></text:p>
      <text:p text:style-name="P70"><text:tab/><text:tab/><text:span text:style-name="T15">black: {</text:span></text:p>
      <text:p text:style-name="P71"><text:tab/><text:tab/><text:tab/>16 <text:span text:style-name="T30">array entries</text:span> with names</text:p>
      <text:p text:style-name="P71"><text:soft-page-break/><text:tab/><text:tab/>}</text:p>
      <text:p text:style-name="P69"><text:span text:style-name="T14"><text:tab/></text:span>}</text:p>
      <text:p text:style-name="P74">}</text:p>
      <text:p text:style-name="P7"/>
      <text:p text:style-name="P7"/>
      <text:p text:style-name="P7">preparation <text:span text:style-name="T19">(</text:span>{</text:p>
      <text:p text:style-name="P75"><text:tab/>board.createTiles()</text:p>
      <text:p text:style-name="P76"><text:tab/>addPiecesToTiles(</text:p>
      <text:p text:style-name="P78"><text:tab/><text:tab/>//<text:span text:style-name="T37"> </text:span>place the white pieces</text:p>
      <text:p text:style-name="P79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80"><text:tab/><text:tab/><text:span text:style-name="T47">LET</text:span> i = 0</text:p>
      <text:p text:style-name="P81"><text:tab/><text:tab/><text:span text:style-name="T40">LET</text:span><text:span text:style-name="T39"> pieceName = </text:span>placement<text:span text:style-name="T39">.white[i]</text:span></text:p>
      <text:p text:style-name="P84"><text:tab/><text:tab/><text:span text:style-name="T34">DO {</text:span></text:p>
      <text:p text:style-name="P86"><text:tab/><text:tab/><text:tab/>IF <text:span text:style-name="T38">placement</text:span><text:span text:style-name="T39">.white[i]</text:span> is not falsy,<text:span text:style-name="T48">{</text:span></text:p>
      <text:p text:style-name="P82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88"><text:tab/><text:tab/><text:tab/><text:span text:style-name="T43"><text:tab/></text:span><text:span text:style-name="T40">LET</text:span> pieceObject = getPieceObjectFromString(pieceName)</text:p>
      <text:p text:style-name="P90"><text:tab/><text:tab/><text:tab/><text:tab/>currentTile.content = pieceObject</text:p>
      <text:p text:style-name="P92"><text:tab/><text:tab/><text:tab/>}</text:p>
      <text:p text:style-name="P88"/>
      <text:p text:style-name="P93"><text:tab/><text:tab/><text:tab/><text:span text:style-name="T46">currentTile</text:span><text:span text:style-name="T45"> = </text:span>getNextTile(tile)</text:p>
      <text:p text:style-name="P94"><text:tab/><text:tab/><text:tab/>i++</text:p>
      <text:p text:style-name="P93"><text:tab/><text:tab/><text:tab/></text:p>
      <text:p text:style-name="P88"><text:tab/><text:tab/><text:tab/></text:p>
      <text:p text:style-name="P95"><text:tab/><text:tab/>} WHILE: x &lt;= 7 AND y &lt;= 1</text:p>
      <text:p text:style-name="P84"/>
      <text:p text:style-name="P96"><text:tab/><text:tab/>// place the black pieces</text:p>
      <text:p text:style-name="P97"><text:tab/><text:tab/>let x = 0</text:p>
      <text:p text:style-name="P97"><text:tab/><text:tab/>let y = 6</text:p>
      <text:p text:style-name="P85"><text:tab/><text:tab/><text:span text:style-name="T34">DO {</text:span></text:p>
      <text:p text:style-name="P87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83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89"><text:tab/><text:tab/><text:tab/><text:span text:style-name="T43"><text:tab/></text:span><text:span text:style-name="T40">LET</text:span> pieceObject = getPieceObjectFromString(pieceName)</text:p>
      <text:p text:style-name="P91"><text:tab/><text:tab/><text:tab/><text:tab/>currentTile.content = pieceObject</text:p>
      <text:p text:style-name="P98"><text:tab/><text:tab/><text:tab/></text:p>
      <text:p text:style-name="P85"><text:span text:style-name="T34"><text:tab/><text:tab/>} WHILE: x &lt;= 7 AND y &lt;= </text:span><text:span text:style-name="T36">7</text:span></text:p>
      <text:p text:style-name="P76"><text:span text:style-name="T29"><text:tab/></text:span>)</text:p>
      <text:p text:style-name="P77"><text:tab/><text:span text:style-name="T51">board.</text:span>update()</text:p>
      <text:p text:style-name="P74">}<text:span text:style-name="T19">)()</text:span></text:p>
      <text:p text:style-name="P7"/>
      <text:p text:style-name="P74">gamePlay{</text:p>
      <text:p text:style-name="P74"><text:span text:style-name="T4"><text:tab/></text:span>checkTileAction<text:span text:style-name="T3">(</text:span><text:span text:style-name="T54">clickedTile</text:span><text:span text:style-name="T3">)</text:span></text:p>
      <text:p text:style-name="P63"><text:tab/><text:tab/>IF there was <text:span text:style-name="T81">not </text:span>already a piece selected<text:span text:style-name="T81"> and their is a piece on this tile,</text:span></text:p>
      <text:p text:style-name="P113"><text:tab/><text:tab/>that is the same color as the players turn:</text:p>
      <text:p text:style-name="P118"><text:span text:style-name="T81"><text:tab/><text:tab/><text:tab/></text:span>startMove()</text:p>
      <text:p text:style-name="P119"/>
      <text:p text:style-name="P121"><text:tab/><text:tab/>IF there is a piece selected, and the clicked tile is available:</text:p>
      <text:p text:style-name="P122"><text:span text:style-name="T81"><text:tab/><text:tab/><text:tab/></text:span>endMove()</text:p>
      <text:p text:style-name="P122"/>
      <text:p text:style-name="P115"><text:tab/><text:tab/>IF there is a piece selected but the current tile is NOT available OR</text:p>
      <text:p text:style-name="P115"><text:tab/><text:tab/>it is also the selectedTile</text:p>
      <text:p text:style-name="P115"><text:tab/><text:tab/><text:tab/>deselect piece</text:p>
      <text:p text:style-name="P18"/>
      <text:p text:style-name="P17"/>
      <text:p text:style-name="P113"><text:tab/>startMove ()<text:tab/><text:tab/></text:p>
      <text:p text:style-name="P114"><text:tab/><text:tab/>give which tiles are available</text:p>
      <text:p text:style-name="P115"><text:tab/><text:tab/>update the board</text:p>
      <text:p text:style-name="P116"/>
      <text:p text:style-name="P113"><text:tab/>endMove()</text:p>
      <text:p text:style-name="P115"><text:tab/><text:tab/><text:span text:style-name="T82">IF clicked tile was available: move</text:span></text:p>
      <text:p text:style-name="P117"><text:tab/><text:tab/><text:tab/>placePiece(<text:span text:style-name="T83">oldTile, newTile</text:span>)</text:p>
      <text:p text:style-name="P117"><text:tab/><text:tab/>IF clicked tile was available: attack</text:p>
      <text:p text:style-name="P117"><text:tab/><text:tab/><text:tab/>attackTile(<text:span text:style-name="T83">oldTile, newTile</text:span>)</text:p>
      <text:p text:style-name="P20"/>
      <text:p text:style-name="P107"><text:tab/>placePiece(<text:span text:style-name="T84">oldTile, </text:span><text:span text:style-name="T55">newTile</text:span>)</text:p>
      <text:p text:style-name="P108"><text:tab/><text:tab/>newTile.content = oldTile.content</text:p>
      <text:p text:style-name="P108"><text:tab/><text:tab/>oldTile.content = ""</text:p>
      <text:p text:style-name="P109"><text:tab/><text:tab/>// make piece have hasMoved: true</text:p>
      <text:p text:style-name="P110"><text:tab/><text:tab/>selectedPiece = ""</text:p>
      <text:p text:style-name="P23"><text:tab/><text:tab/><text:span text:style-name="T88">pieces.</text:span>checkSpecialActions(oldTile, newTile)</text:p>
      <text:p text:style-name="P111"><text:tab/><text:tab/><text:span text:style-name="T85">end</text:span>Turn(<text:span text:style-name="T87">playerTurn</text:span>)</text:p>
      <text:p text:style-name="P112"/>
      <text:p text:style-name="P19"><text:soft-page-break/><text:tab/>attackTile(oldTile, newTile)</text:p>
      <text:p text:style-name="P19"><text:tab/><text:tab/>save <text:span text:style-name="T84">new</text:span>Tile.content in lostPieces[]</text:p>
      <text:p text:style-name="P21"><text:tab/><text:tab/>placePiece(oldTile, newTile)</text:p>
      <text:p text:style-name="P19"/>
      <text:p text:style-name="P123"><text:span text:style-name="T80"><text:tab/></text:span>endTurn(<text:span text:style-name="T86">previousPlayer</text:span>)</text:p>
      <text:p text:style-name="P110"><text:tab/><text:tab/>switch </text:p>
      <text:p text:style-name="P110"><text:tab/><text:tab/><text:tab/>case "white"</text:p>
      <text:p text:style-name="P110"><text:tab/><text:tab/><text:tab/><text:tab/>playerTurn = "black"</text:p>
      <text:p text:style-name="P110"/>
      <text:p text:style-name="P110"><text:tab/><text:tab/><text:tab/>case "black"</text:p>
      <text:p text:style-name="P110"><text:tab/><text:tab/><text:tab/><text:tab/>playerTurn = "white"</text:p>
      <text:p text:style-name="P22"><text:tab/><text:tab/></text:p>
      <text:p text:style-name="P124"><text:tab/><text:span text:style-name="T86"><text:tab/></text:span></text:p>
      <text:p text:style-name="P125"/>
      <text:p text:style-name="P126"><text:tab/>let selected<text:span text:style-name="T54">Tile </text:span>= ""</text:p>
      <text:p text:style-name="P120"><text:tab/>let playerTurn = "white"</text:p>
      <text:p text:style-name="P7">}</text:p>
      <text:p text:style-name="P74"/>
      <text:p text:style-name="P127">movementLogic {</text:p>
      <text:p text:style-name="P128"><text:tab/>updateAvailableTiles<text:span text:style-name="T64">() </text:span><text:span text:style-name="T59">{</text:span></text:p>
      <text:p text:style-name="P129"><text:tab/><text:tab/><text:span text:style-name="T62">RUN </text:span>getMovementData()</text:p>
      <text:p text:style-name="P129"><text:tab/><text:tab/><text:span text:style-name="T62">RUN </text:span>getAttackData()</text:p>
      <text:p text:style-name="P129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29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30"><text:tab/><text:tab/>board.visualizeAvailableTiles<text:span text:style-name="T65">()</text:span></text:p>
      <text:p text:style-name="P131"><text:tab/>}</text:p>
      <text:p text:style-name="P132"><text:tab/><text:tab/></text:p>
      <text:p text:style-name="P129"><text:tab/>getMovementData()</text:p>
      <text:p text:style-name="P133"><text:tab/><text:tab/>IF the piece was not moved AND there is a firstmove present:</text:p>
      <text:p text:style-name="P133"><text:tab/><text:tab/><text:tab/>return piece.firstMove</text:p>
      <text:p text:style-name="P133"><text:tab/><text:tab/>ELSE</text:p>
      <text:p text:style-name="P133"><text:tab/><text:tab/><text:tab/>return piece.movement</text:p>
      <text:p text:style-name="P133"><text:tab/><text:tab/><text:tab/><text:tab/></text:p>
      <text:p text:style-name="P129"><text:tab/>getAttackData()</text:p>
      <text:p text:style-name="P134"><text:tab/><text:tab/>IF piece.attack is "movement"</text:p>
      <text:p text:style-name="P134"><text:tab/><text:tab/><text:tab/>return piece.movement</text:p>
      <text:p text:style-name="P134"><text:tab/><text:tab/>ELSE</text:p>
      <text:p text:style-name="P134"><text:tab/><text:tab/><text:tab/>return piece.attack<text:span text:style-name="T66"><text:tab/><text:tab/></text:span></text:p>
      <text:p text:style-name="P135"><text:tab/>getStepAmount()</text:p>
      <text:p text:style-name="P135"><text:tab/><text:tab/>IF stepAmount = continuous</text:p>
      <text:p text:style-name="P135"><text:tab/><text:tab/><text:tab/>return true</text:p>
      <text:p text:style-name="P135"><text:tab/><text:tab/>ELSE </text:p>
      <text:p text:style-name="P135"><text:tab/><text:tab/><text:tab/>return <text:span text:style-name="T67">tile.piece.</text:span>stepAmount</text:p>
      <text:p text:style-name="P135"><text:tab/></text:p>
      <text:p text:style-name="P129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35"><text:tab/><text:tab/>LET current<text:span text:style-name="T71">Tile</text:span> = tile.coordinate</text:p>
      <text:p text:style-name="P136"><text:tab/><text:tab/>LET newTile</text:p>
      <text:p text:style-name="P135"><text:tab/><text:tab/>LET i = getStepAmount</text:p>
      <text:p text:style-name="P137"><text:span text:style-name="T75"><text:tab/><text:tab/></text:span>// check every movement direction:</text:p>
      <text:p text:style-name="P137"><text:tab/><text:tab/>FOREACH piece.movement</text:p>
      <text:p text:style-name="P137"><text:tab/><text:tab/><text:tab/>LET <text:span text:style-name="T68">directionX</text:span> = pieceMovement[0]</text:p>
      <text:p text:style-name="P137"><text:tab/><text:tab/><text:tab/>LET <text:span text:style-name="T68">directionY</text:span> = pieceMovement[1]</text:p>
      <text:p text:style-name="P138"><text:tab/><text:tab/><text:tab/><text:span text:style-name="T72">followDirection: </text:span>FOR stepAmount of times, do the following:</text:p>
      <text:p text:style-name="P138"><text:tab/><text:tab/><text:tab/><text:tab/><text:span text:style-name="T69">let newX = current</text:span><text:span text:style-name="T71">Tile.x</text:span></text:p>
      <text:p text:style-name="P139"><text:tab/><text:tab/><text:tab/><text:tab/>let newY = currentTile.y</text:p>
      <text:p text:style-name="P140"><text:tab/><text:tab/><text:tab/><text:tab/>IF newX &gt; 7 OR newY &gt; 7 OR</text:p>
      <text:p text:style-name="P140"><text:tab/><text:tab/><text:tab/><text:tab/> <text:s text:c="2"/>newX &lt; 0 OR newY &lt; 0</text:p>
      <text:p text:style-name="P142"><text:span text:style-name="T75"><text:tab/><text:tab/><text:tab/><text:tab/><text:tab/></text:span>// <text:s/>tile is out of bounds</text:p>
      <text:p text:style-name="P140"><text:tab/><text:tab/><text:tab/><text:tab/><text:tab/>let currentTile = originTile</text:p>
      <text:p text:style-name="P140"><text:tab/><text:tab/><text:tab/><text:tab/><text:tab/><text:span text:style-name="T73">BREAK </text:span>followDirection loop</text:p>
      <text:p text:style-name="P143"><text:tab/><text:tab/><text:tab/><text:tab/>ELSE IF piece does not jump</text:p>
      <text:p text:style-name="P143"><text:span text:style-name="T75"><text:tab/><text:tab/><text:tab/><text:tab/><text:tab/></text:span>//check if there is another piece in the way</text:p>
      <text:p text:style-name="P144"><text:tab/><text:tab/><text:tab/><text:tab/><text:tab/>newTile = <text:span text:style-name="T72">boardTiles.x[newX].y[newY]</text:span></text:p>
      <text:p text:style-name="P145"><text:tab/><text:tab/><text:tab/><text:tab/><text:tab/><text:span text:style-name="T77">IF </text:span><text:span text:style-name="T76">newT</text:span>ile.content is not false</text:p>
      <text:p text:style-name="P147"><text:tab/><text:tab/><text:tab/><text:tab/><text:tab/><text:tab/>tile is occupied</text:p>
      <text:p text:style-name="P141"><text:tab/><text:tab/><text:tab/><text:tab/><text:tab/><text:span text:style-name="T77"><text:tab/></text:span>let currentTile = originTile</text:p>
      <text:p text:style-name="P141"><text:tab/><text:tab/><text:tab/><text:tab/><text:tab/><text:span text:style-name="T77"><text:tab/></text:span><text:span text:style-name="T73">BREAK </text:span>followDirection loop</text:p>
      <text:p text:style-name="P145"><text:tab/><text:tab/><text:tab/><text:tab/>ELSE</text:p>
      <text:p text:style-name="P146"><text:span text:style-name="T75"><text:tab/><text:tab/><text:tab/><text:tab/><text:tab/></text:span>// tile can apparently move here, add it to the available tiles</text:p>
      <text:p text:style-name="P148"><text:tab/><text:tab/><text:tab/><text:tab/><text:tab/>add newTile to availableTiles.move</text:p>
      <text:p text:style-name="P149"><text:tab/><text:tab/><text:tab/><text:tab/><text:tab/>// start checking one step further in the direction</text:p>
      <text:p text:style-name="P140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35"/>
      <text:p text:style-name="P135"/>
      <text:p text:style-name="P129"><text:tab/><text:span text:style-name="T60">let </text:span><text:span text:style-name="T61">availableTiles.</text:span><text:span text:style-name="T60">attack = </text:span>calculateAttack () //has significant logic</text:p>
      <text:p text:style-name="P127">}</text:p>
      <text:p text:style-name="P127"/>
      <text:p text:style-name="P12"/>
      <text:p text:style-name="P12"/>
      <text:p text:style-name="P14">add new update info, so that also highlights can be update<text:span text:style-name="T79">d</text:span></text:p>
      <text:p text:style-name="P15">add the svgs of the other pieces</text:p>
      <text:p text:style-name="P150">add the data for other pieces to the list</text:p>
      <text:p text:style-name="P15">add the placement to the original setup</text:p>
      <text:p text:style-name="P16">making a piece bounce slightly when placing it</text:p>
      <text:p text:style-name="P24">having more than 1 king</text:p>
      <text:p text:style-name="P24"/>
      <text:p text:style-name="P24"/>
      <text:p text:style-name="P25">make a list of pieces like this:</text:p>
      <text:p text:style-name="P25"/>
      <text:p text:style-name="P25"/>
      <text:p text:style-name="P32"/>
      <text:p text:style-name="P27">setupBoard("RNBQKBNRPPPPPPPP")</text:p>
      <text:p text:style-name="P25"><text:tab/>//setup <text:span text:style-name="T91">black</text:span> pieces</text:p>
      <text:p text:style-name="P29"><text:tab/>let i = 0</text:p>
      <text:p text:style-name="P28"><text:tab/>let t = 0</text:p>
      <text:p text:style-name="P25"><text:tab/><text:span text:style-name="T90">while</text:span> (i &lt; 16){</text:p>
      <text:p text:style-name="P25"><text:tab/><text:tab/>let symbol</text:p>
      <text:p text:style-name="P25"><text:tab/><text:tab/>let currentPiece = this.getPieceFromSymbolandColor(string.at(i)<text:span text:style-name="T90">, "</text:span><text:span text:style-name="T91">black</text:span><text:span text:style-name="T90">"</text:span>)</text:p>
      <text:p text:style-name="P28"><text:tab/><text:tab/>let currentTile = this.boardTilesObj[t]</text:p>
      <text:p text:style-name="P28"><text:tab/><text:tab/>i++</text:p>
      <text:p text:style-name="P28"><text:tab/><text:tab/>t++</text:p>
      <text:p text:style-name="P25"><text:tab/>}</text:p>
      <text:p text:style-name="P25"/>
      <text:p text:style-name="P29"><text:tab/>let i = <text:span text:style-name="T91">15</text:span></text:p>
      <text:p text:style-name="P29"><text:tab/>let t = <text:span text:style-name="T91">63</text:span></text:p>
      <text:p text:style-name="P26"><text:tab/><text:span text:style-name="T90">while</text:span> (i <text:span text:style-name="T91">&gt;</text:span> <text:span text:style-name="T91">0</text:span>){</text:p>
      <text:p text:style-name="P26"><text:tab/><text:tab/>let symbol</text:p>
      <text:p text:style-name="P26"><text:tab/><text:tab/>let currentPiece = this.getPieceFromSymbolandColor(string.at(i)<text:span text:style-name="T90">, "white"</text:span>)</text:p>
      <text:p text:style-name="P29"><text:tab/><text:tab/>let currentTile = this.boardTilesObj[t]</text:p>
      <text:p text:style-name="P29"><text:tab/><text:tab/>i++</text:p>
      <text:p text:style-name="P29"><text:tab/><text:tab/>t++</text:p>
      <text:p text:style-name="P26"><text:tab/>}</text:p>
      <text:p text:style-name="P26"/>
      <text:p text:style-name="P29"><text:tab/></text:p>
      <text:p text:style-name="P30">centralData</text:p>
      <text:p text:style-name="P30"><text:tab/>blackCiv: standard,</text:p>
      <text:p text:style-name="P30"><text:tab/>whiteCiv: standard,</text:p>
      <text:p text:style-name="P30"/>
      <text:p text:style-name="P30">pieces</text:p>
      <text:p text:style-name="P30"><text:tab/>placement:</text:p>
      <text:p text:style-name="P30"><text:tab/><text:tab/>standard: <text:span text:style-name="T89">"RNBQKBNRPPPPPPPP"</text:span></text:p>
      <text:p text:style-name="P30"/>
      <text:p text:style-name="P33">i</text:p>
      <text:p text:style-name="P30"/>
      <text:p text:style-name="P30"/>
      <text:p text:style-name="P30"/>
      <text:p text:style-name="P30"/>
      <text:p text:style-name="P30">add the option to have whiteSpace</text:p>
      <text:p text:style-name="P30"><text:tab/><text:tab/></text:p>
      <text:p text:style-name="P30"/>
      <text:p text:style-name="P30"/>
      <text:p text:style-name="P30"/>
      <text:p text:style-name="P31"/>
      <text:p text:style-name="P43">------------------------------------------------------</text:p>
      <text:p text:style-name="P41"><text:span text:style-name="T95">-- <text:s/></text:span>CLEAN, (ALMOST) FUNCTION-ONLY OVERVIEW OF CODE<text:span text:style-name="T95"> <text:s/>--</text:span></text:p>
      <text:p text:style-name="P42"><text:tab/>&gt;means this functions always called</text:p>
      <text:p text:style-name="P42"><text:tab/>/&gt;means this function is called conditionally</text:p>
      <text:p text:style-name="P42">------------------------------------------------------</text:p>
      <text:p text:style-name="P34"/>
      <text:p text:style-name="P34">CentralData{}</text:p>
      <text:p text:style-name="P34"><text:tab/>boardTilesArray[]</text:p>
      <text:p text:style-name="P34"><text:tab/>lostPieces[]</text:p>
      <text:p text:style-name="P34"><text:tab/>selectedTile</text:p>
      <text:p text:style-name="P34"><text:tab/>availableTiles{}</text:p>
      <text:p text:style-name="P34"><text:tab/><text:tab/>move</text:p>
      <text:p text:style-name="P34"><text:tab/><text:tab/>attack</text:p>
      <text:p text:style-name="P34"/>
      <text:p text:style-name="P156"><text:tab/><text:span text:style-name="T101">h</text:span><text:span text:style-name="T100">istory</text:span><text:span text:style-name="T104">[]</text:span></text:p>
      <text:p text:style-name="P156"><text:span text:style-name="T100"><text:tab/><text:tab/>startSetup{}</text:span></text:p>
      <text:p text:style-name="P156"><text:span text:style-name="T100"><text:tab/><text:tab/><text:tab/>white:</text:span></text:p>
      <text:p text:style-name="P156"><text:span text:style-name="T100"><text:tab/><text:tab/><text:tab/>black:</text:span></text:p>
      <text:p text:style-name="P157"><text:span text:style-name="T100"><text:tab/><text:tab/>moves [</text:span></text:p>
      <text:p text:style-name="P157"><text:span text:style-name="T100"><text:tab/><text:tab/><text:tab/>["P", [0, 1], [0, 3]</text:span><text:span text:style-name="T105">,</text:span></text:p>
      <text:p text:style-name="P157"><text:span text:style-name="T100"><text:tab/><text:tab/><text:tab/>["N", [1, 7], [2, 5]</text:span></text:p>
      <text:p text:style-name="P157"><text:span text:style-name="T100"><text:tab/><text:tab/>]</text:span></text:p>
      <text:p text:style-name="P157"><text:span text:style-name="T100"><text:tab/><text:tab/><text:tab/></text:span></text:p>
      <text:p text:style-name="P157"><text:span text:style-name="T100"><text:tab/>getMoveData</text:span><text:span text:style-name="T103">Obj</text:span><text:span text:style-name="T100">(move, index)</text:span></text:p>
      <text:p text:style-name="P158"><text:span text:style-name="T100"><text:tab/><text:tab/>LET moveNum = index + 1</text:span></text:p>
      <text:p text:style-name="P157"><text:span text:style-name="T100"><text:tab/><text:tab/></text:span><text:span text:style-name="T102">LET</text:span><text:span text:style-name="T100"> player = () =&gt; {</text:span></text:p>
      <text:p text:style-name="P157"><text:span text:style-name="T100"><text:tab/><text:tab/><text:tab/>IF </text:span><text:span text:style-name="T102">moveNum</text:span><text:span text:style-name="T100"> % 2 == 0</text:span></text:p>
      <text:p text:style-name="P157"><text:span text:style-name="T100"><text:tab/><text:tab/><text:tab/><text:tab/>return "blac</text:span><text:span text:style-name="T102">k</text:span><text:span text:style-name="T100">"</text:span></text:p>
      <text:p text:style-name="P157"><text:span text:style-name="T100"><text:tab/><text:tab/><text:tab/>ELSE</text:span></text:p>
      <text:p text:style-name="P157"><text:span text:style-name="T100"><text:tab/><text:tab/><text:tab/><text:tab/>return "white"</text:span></text:p>
      <text:p text:style-name="P157"><text:span text:style-name="T100"><text:tab/><text:tab/>}</text:span></text:p>
      <text:p text:style-name="P158"><text:span text:style-name="T100"><text:tab/><text:tab/>LET startTile = getTileObjXY(move[1][0], move[1][0])</text:span></text:p>
      <text:p text:style-name="P158"><text:span text:style-name="T100"><text:tab/><text:tab/>LET endTile = getTileObjXY(move[2][0], move[2][0])</text:span></text:p>
      <text:p text:style-name="P158"><text:span text:style-name="T100"><text:tab/></text:span><text:span text:style-name="T103"><text:tab/>LET piece = getPieceFromSymbolAndColor(move[0], player</text:span></text:p>
      <text:p text:style-name="P159"><text:span text:style-name="T103"><text:tab/></text:span><text:span text:style-name="T100"><text:tab/>return {moveNum, player, startTile, endTile, piece}</text:span></text:p>
      <text:p text:style-name="P34"><text:tab/></text:p>
      <text:p text:style-name="P34"><text:tab/>blackCiv</text:p>
      <text:p text:style-name="P34"><text:tab/>whiteCiv</text:p>
      <text:p text:style-name="P34"/>
      <text:p text:style-name="P34"><text:tab/>getTileObjXY</text:p>
      <text:p text:style-name="P34"><text:tab/>getPieceFromSymbolAndColor</text:p>
      <text:p text:style-name="P34"/>
      <text:p text:style-name="P34">board{}</text:p>
      <text:p text:style-name="P34"><text:tab/>tileFactory()</text:p>
      <text:p text:style-name="P34"><text:tab/>createTiles()</text:p>
      <text:p text:style-name="P34"><text:tab/><text:tab/>&gt;tileFactory()</text:p>
      <text:p text:style-name="P34"><text:tab/><text:tab/>&gt;createTileNode()</text:p>
      <text:p text:style-name="P34"><text:tab/><text:tab/>save tile in boardTilesArray[]</text:p>
      <text:p text:style-name="P34"><text:tab/>createTileNode()</text:p>
      <text:p text:style-name="P35"><text:tab/><text:tab/>add event listener</text:p>
      <text:p text:style-name="P35"><text:tab/></text:p>
      <text:p text:style-name="P34"><text:tab/></text:p>
      <text:p text:style-name="P34"><text:tab/><text:span text:style-name="T92">update()</text:span></text:p>
      <text:p text:style-name="P35"><text:tab/><text:tab/>display the content on each tile</text:p>
      <text:p text:style-name="P35"/>
      <text:p text:style-name="P35"><text:tab/>appendTiles()</text:p>
      <text:p text:style-name="P35"/>
      <text:p text:style-name="P35"><text:tab/>addHighlights()</text:p>
      <text:p text:style-name="P35"/>
      <text:p text:style-name="P35"><text:tab/>removeHighlights()</text:p>
      <text:p text:style-name="P35"/>
      <text:p text:style-name="P35">pieces{}</text:p>
      <text:p text:style-name="P35"><text:tab/>constructor()</text:p>
      <text:p text:style-name="P35"><text:tab/>list{}</text:p>
      <text:p text:style-name="P35"><text:tab/>placement{}</text:p>
      <text:p text:style-name="P152"><text:tab/>update()</text:p>
      <text:p text:style-name="P153"><text:tab/><text:tab/><text:span text:style-name="T100">remove previousTileXY from all pieces of current player</text:span></text:p>
      <text:p text:style-name="P154"><text:tab/><text:tab/>add previousTileXY to the just moved piece</text:p>
      <text:p text:style-name="P154"/>
      <text:p text:style-name="P35">gamePlay()</text:p>
      <text:p text:style-name="P35"><text:soft-page-break/><text:tab/>checkTileAction</text:p>
      <text:p text:style-name="P35"><text:tab/><text:tab/>/&gt;deselectTile()</text:p>
      <text:p text:style-name="P35"><text:tab/><text:tab/>/&gt;startTurn()</text:p>
      <text:p text:style-name="P35"><text:tab/><text:tab/>/&gt;endTurn()</text:p>
      <text:p text:style-name="P35"><text:tab/><text:tab/>&gt;board.update()</text:p>
      <text:p text:style-name="P35"/>
      <text:p text:style-name="P35"><text:tab/>startTurn()</text:p>
      <text:p text:style-name="P44"><text:tab/><text:tab/>&gt;<text:span text:style-name="T97">checkSpecial</text:span><text:span text:style-name="T99">Start</text:span><text:span text:style-name="T98">Event</text:span><text:span text:style-name="T97">()</text:span></text:p>
      <text:p text:style-name="P35"><text:tab/><text:tab/>&gt;board.removeHighlights()</text:p>
      <text:p text:style-name="P35"><text:tab/><text:tab/>&gt;movementLogic.updateAvailableTiles()</text:p>
      <text:p text:style-name="P35"><text:tab/><text:tab/>&gt;board.addHig<text:span text:style-name="T96">h</text:span>lights()</text:p>
      <text:p text:style-name="P35"/>
      <text:p text:style-name="P35"><text:tab/>endTurn()</text:p>
      <text:p text:style-name="P35"><text:tab/><text:tab/>/&gt;placePiece</text:p>
      <text:p text:style-name="P35"><text:tab/><text:tab/>/&gt;doAttack</text:p>
      <text:p text:style-name="P35"><text:tab/><text:tab/>board.removeHighlights</text:p>
      <text:p text:style-name="P152"><text:tab/><text:tab/>&gt;pieces.update()</text:p>
      <text:p text:style-name="P153"/>
      <text:p text:style-name="P35"/>
      <text:p text:style-name="P35"><text:tab/>placePiece()</text:p>
      <text:p text:style-name="P44"><text:tab/><text:tab/>&gt;<text:span text:style-name="T97">checkSpecial</text:span><text:span text:style-name="T99">Placement</text:span><text:span text:style-name="T98">Event</text:span><text:span text:style-name="T97">()</text:span></text:p>
      <text:p text:style-name="P35"><text:tab/><text:tab/>&gt;closeTurn</text:p>
      <text:p text:style-name="P35"/>
      <text:p text:style-name="P35"><text:tab/>doAttack()</text:p>
      <text:p text:style-name="P44"><text:tab/><text:tab/>&gt;<text:span text:style-name="T97">checkSpecial</text:span><text:span text:style-name="T99">Attack</text:span><text:span text:style-name="T98">Event</text:span><text:span text:style-name="T97">()</text:span></text:p>
      <text:p text:style-name="P35"><text:tab/><text:tab/>&gt;placePiece()</text:p>
      <text:p text:style-name="P35"/>
      <text:p text:style-name="P35"><text:tab/>deselectPiece()</text:p>
      <text:p text:style-name="P35"><text:tab/><text:tab/>&gt;board.removeHighlights</text:p>
      <text:p text:style-name="P35"/>
      <text:p text:style-name="P35"><text:tab/>closeTurn()</text:p>
      <text:p text:style-name="P35"><text:tab/><text:tab/>switch player turn</text:p>
      <text:p text:style-name="P45"/>
      <text:p text:style-name="P46"><text:tab/>specialStartEvent()</text:p>
      <text:p text:style-name="P47"><text:tab/><text:tab/>castling</text:p>
      <text:p text:style-name="P47"><text:tab/><text:tab/>en passant<text:span text:style-name="T107">:</text:span></text:p>
      <text:p text:style-name="P160"><text:tab/><text:tab/><text:span text:style-name="T111">IF</text:span> th<text:span text:style-name="T108">e moved piece</text:span> is a pawn<text:span text:style-name="T108"> </text:span></text:p>
      <text:p text:style-name="P160"><text:span text:style-name="T108"><text:tab/><text:tab/>AND there is a</text:span><text:span text:style-name="T109">n enemy</text:span><text:span text:style-name="T108"> pawn next to it</text:span></text:p>
      <text:p text:style-name="P161"><text:tab/><text:tab/><text:span text:style-name="T111"><text:tab/>IF </text:span>that pawn moved 2 y levels previous turn</text:p>
      <text:p text:style-name="P161"><text:tab/><text:tab/><text:span text:style-name="T109"><text:tab/></text:span><text:span text:style-name="T112"><text:tab/></text:span><text:span text:style-name="T109">add </text:span><text:span text:style-name="T110">the two tiles diagonally in front to the piece</text:span><text:span text:style-name="T112"> to availableTiles</text:span><text:span text:style-name="T113">.attack</text:span><text:span text:style-name="T112">[]</text:span></text:p>
      <text:p text:style-name="P163"><text:tab/><text:tab/><text:tab/><text:tab/>newTile.content.special = "enPassant"</text:p>
      <text:p text:style-name="P164"><text:tab/><text:tab/><text:tab/><text:tab/>give the other pawn special:"passedPawn"</text:p>
      <text:p text:style-name="P47"><text:tab/><text:tab/></text:p>
      <text:p text:style-name="P46"><text:tab/>specialPlacementEvent()</text:p>
      <text:p text:style-name="P47"><text:tab/><text:tab/>pawn trading</text:p>
      <text:p text:style-name="P163"><text:tab/><text:tab/><text:tab/></text:p>
      <text:p text:style-name="P47"/>
      <text:p text:style-name="P46"><text:tab/>specialAttackEvent()</text:p>
      <text:p text:style-name="P164"><text:tab/><text:tab/>if the moved piece has a special property</text:p>
      <text:p text:style-name="P47"><text:tab/><text:tab/><text:span text:style-name="T106">explode</text:span><text:span text:style-name="T114"> bomb:</text:span></text:p>
      <text:p text:style-name="P47"/>
      <text:p text:style-name="P164"><text:tab/><text:tab/>en passant:</text:p>
      <text:p text:style-name="P164"><text:tab/><text:tab/><text:tab/>if that special property is "enPassant"<text:span text:style-name="T115"> </text:span></text:p>
      <text:p text:style-name="P166"><text:tab/><text:tab/><text:tab/>AND the pawn behind it has property "passedPawn"</text:p>
      <text:p text:style-name="P166"><text:tab/><text:tab/><text:tab/>this.lostPieces.push(passedPawn)</text:p>
      <text:p text:style-name="P166"><text:tab/><text:tab/><text:tab/>passedPawn tile.content = ""</text:p>
      <text:p text:style-name="P35"/>
      <text:p text:style-name="P35"/>
      <text:p text:style-name="P35"/>
      <text:p text:style-name="P35">movementLogic()</text:p>
      <text:p text:style-name="P36"><text:tab/>updateAvailableTiles()</text:p>
      <text:p text:style-name="P36"><text:tab/><text:tab/>&gt;getStepAmount()</text:p>
      <text:p text:style-name="P36"><text:tab/><text:tab/>&gt;getMovementData()</text:p>
      <text:p text:style-name="P36"><text:tab/><text:tab/>&gt;getAttackData()</text:p>
      <text:p text:style-name="P36"><text:tab/><text:tab/>&gt;calcMovement()</text:p>
      <text:p text:style-name="P36"><text:tab/><text:tab/>&gt;calcAttack()</text:p>
      <text:p text:style-name="P36"/>
      <text:p text:style-name="P36"><text:tab/>getMovementData()</text:p>
      <text:p text:style-name="P36"><text:tab/>getAttackData()</text:p>
      <text:p text:style-name="P36"><text:tab/>getStepAmount()</text:p>
      <text:p text:style-name="P36"><text:tab/></text:p>
      <text:p text:style-name="P36"><text:soft-page-break/><text:tab/>calcMovement()</text:p>
      <text:p text:style-name="P36"><text:tab/><text:tab/>move through every piece's direction unless stopped</text:p>
      <text:p text:style-name="P36"><text:s text:c="10"/><text:tab/>/availableTileObj.available = "move";</text:p>
      <text:p text:style-name="P36"/>
      <text:p text:style-name="P36"><text:tab/>calcAttack()</text:p>
      <text:p text:style-name="P36"><text:tab/><text:tab/>move through every piece's direction unless stopped</text:p>
      <text:p text:style-name="P36"><text:s text:c="10"/><text:tab/>/availableTileObj.available = "attack";</text:p>
      <text:p text:style-name="P36"/>
      <text:p text:style-name="P37">preparation{}</text:p>
      <text:p text:style-name="P37"><text:tab/>initializeGame()</text:p>
      <text:p text:style-name="P37"><text:tab/><text:tab/><text:span text:style-name="T93">&gt;</text:span>board.createTiles()</text:p>
      <text:p text:style-name="P37"><text:s/><text:tab/><text:tab/><text:span text:style-name="T93">&gt;</text:span>board.appendTiles();<text:tab/></text:p>
      <text:p text:style-name="P37"><text:tab/><text:span text:style-name="T93"><text:tab/>&gt;setupBoard()</text:span></text:p>
      <text:p text:style-name="P38"><text:tab/></text:p>
      <text:p text:style-name="P38"><text:tab/>setupBoard()</text:p>
      <text:p text:style-name="P38"><text:tab/><text:tab/><text:span text:style-name="T94">connect</text:span> pieces <text:span text:style-name="T94">and tiles </text:span>to their board placement</text:p>
      <text:p text:style-name="P38"/>
      <text:p text:style-name="P39">startGame({})()</text:p>
      <text:p text:style-name="P40"><text:tab/>&gt;preparation.initializeGam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31T17:36:07.268410177</dc:date>
    <meta:editing-duration>P1DT6H54M57S</meta:editing-duration>
    <meta:editing-cycles>296</meta:editing-cycles>
    <meta:document-statistic meta:table-count="0" meta:image-count="0" meta:object-count="0" meta:page-count="8" meta:paragraph-count="425" meta:word-count="1130" meta:character-count="8962" meta:non-whitespace-character-count="7327"/>
  </office:meta>
</office:document-meta>
</file>